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4306in" fo:margin-left="1.8889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0.4451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 style:data-style-name="N0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4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6" style:family="paragraph" style:parent-style-name="List_20_Paragraph">
      <style:paragraph-properties fo:margin-top="0in" fo:margin-bottom="0in" fo:line-height="100%"/>
    </style:style>
    <style:style style:name="P7" style:family="paragraph" style:parent-style-name="List_20_Paragraph">
      <style:paragraph-properties fo:margin-top="0in" fo:margin-bottom="0in" fo:line-height="100%"/>
      <style:text-properties fo:font-weight="normal" style:font-weight-asian="normal" style:font-weight-complex="normal"/>
    </style:style>
    <style:style style:name="P8" style:family="paragraph" style:parent-style-name="List_20_Paragraph">
      <style:paragraph-properties fo:margin-top="0in" fo:margin-bottom="0in" fo:line-height="100%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0.4917in" fo:margin-right="0in" fo:margin-top="0in" fo:margin-bottom="0in" fo:line-height="100%" fo:text-indent="0in" style:auto-text-indent="false"/>
    </style:style>
    <style:style style:name="P10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weight="bold" style:font-weight-asian="bold"/>
    </style:style>
    <style:style style:name="P13" style:family="paragraph" style:parent-style-name="Standard" style:master-page-name="Standard">
      <style:paragraph-properties fo:margin-top="0in" fo:margin-bottom="0.0835in" fo:line-height="100%" style:page-number="auto"/>
      <style:text-properties fo:font-size="24pt" style:font-size-asian="24pt" style:font-size-complex="24pt"/>
    </style:style>
    <style:style style:name="P14" style:family="paragraph" style:parent-style-name="Standard" style:list-style-name="L1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top="0in" fo:margin-bottom="0in" fo:line-height="100%"/>
    </style:style>
    <style:style style:name="P16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17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18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</style:style>
    <style:style style:name="P19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</style:style>
    <style:style style:name="P20" style:family="paragraph" style:parent-style-name="List_20_Paragraph">
      <style:paragraph-properties fo:margin-top="0in" fo:margin-bottom="0in" fo:line-height="100%"/>
    </style:style>
    <style:style style:name="P21" style:family="paragraph" style:parent-style-name="List_20_Paragraph" style:list-style-name="WWNum2">
      <style:paragraph-properties fo:margin-top="0in" fo:margin-bottom="0in" fo:line-height="100%"/>
    </style:style>
    <style:style style:name="P22" style:family="paragraph" style:parent-style-name="List_20_Paragraph" style:list-style-name="WWNum2">
      <style:paragraph-properties fo:margin-top="0in" fo:margin-bottom="0in" fo:line-height="10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ORATOR 1</text:p>
      <text:p text:style-name="P1"/>
      <text:p text:style-name="P1"/>
      <text:p text:style-name="P1"/>
      <text:p text:style-name="P2">Specificarea minilimbajului de programare</text:p>
      <text:p text:style-name="P2"/>
      <text:p text:style-name="P2">Structura lexicala:</text:p>
      <text:p text:style-name="P3">1.Alfabetul:</text:p>
      <text:p text:style-name="P1"><text:tab/>Limbajul poate sa contina litere mari din alfabetul englez(A-Z), litere mici(a-z) si numere(0-9).</text:p>
      <text:p text:style-name="P3">2.Lexic:</text:p>
      <text:p text:style-name="P1"><text:span text:style-name="T1"><text:tab/>Operatori:</text:span><text:span text:style-name="T3"> </text:span>+, -, /, *, %, &lt;, &gt;, &lt;=, &gt;=, !=, ==, =</text:p>
      <text:list xml:id="list1489864955791032973" text:style-name="WWNum1">
        <text:list-item>
          <text:list>
            <text:list-item>
              <text:list>
                <text:list-header>
                  <text:p text:style-name="P18"><text:s text:c="2"/><text:span text:style-name="T2"><text:s text:c="2"/><text:tab/>Separatorilor:</text:span> <text:s/><text:span text:style-name="T4">: <text:s/></text:span>; <text:s/>( <text:s/>) <text:s/>{ <text:s/>} <text:s text:c="2"/>[ <text:s/>] sfarsit de linie, space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"><text:span text:style-name="T2"><text:s text:c="3"/><text:tab/>Cuvinte rezervate</text:span>: <text:tab/><text:tab/><text:tab/> <text:s/><text:tab/><text:tab/></text:p>
                              <text:list>
                                <text:list-item>
                                  <text:list>
                                    <text:list-header>
                                      <text:p text:style-name="P18"><text:s text:c="2"/><text:tab/><text:tab/>read,write,if,then, else,begin,end,while,real,numar,string,array,var,const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0">Identifcatori</text:p>
      <text:p text:style-name="P10"><text:tab/><text:span text:style-name="T4">Un identificator este o secventa de litere si cifre, primul caracter trebuie obligatoriu sa fie litera;</text:span></text:p>
      <text:p text:style-name="P9"><text:span text:style-name="T4"><text:tab/>i</text:span><text:span text:style-name="T6">dentificator</text:span><text:span text:style-name="T4">: </text:span>litera|litera{litera}{cifra}</text:p>
      <text:list xml:id="list7619562144387960570" text:style-name="WWNum2">
        <text:list-header>
          <text:p text:style-name="P21"><text:span text:style-name="T5">cifra</text:span>:”0”|”1”|”2”|”3”|”4”|”5”|”6”|”7”|”8”|”9”</text:p>
        </text:list-header>
      </text:list>
      <text:p text:style-name="P6"><text:tab/> r<text:span text:style-name="T5">elatie</text:span>: „&lt;”|”&lt;=”|”!=”|”&gt;”|”&gt;=”|”==”</text:p>
      <text:p text:style-name="P6"><text:tab/>litera:”A”|”B”|”C”|...|”Z”|”a”|...|”z”</text:p>
      <text:list xml:id="list41254065" text:continue-numbering="true" text:style-name="WWNum2">
        <text:list-header>
          <text:p text:style-name="P22"><text:span text:style-name="T5">CifraNenula</text:span>:”1”|”2”|”3”|”4”|”5”|”6”|”7”|”8”|”9”</text:p>
        </text:list-header>
      </text:list>
      <text:p text:style-name="P7"/>
      <text:p text:style-name="P7"><text:tab/>Un numar <text:s/>natural este fie „0”, fie orice cifra din intervalul 1-9 urmata optional de ale cifre din intervalul 0-9</text:p>
      <text:list xml:id="list4124011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/><text:tab/><text:tab/><text:span text:style-name="T5">Numar:</text:span> CifraNenula|{cifra}|”0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41242862" text:continue-numbering="true" text:style-name="WWNum2">
        <text:list-header>
          <text:p text:style-name="P21"><text:span text:style-name="T5">Real:</text:span>[semn]|cifra{cifra}”.”cifra{cifra}</text:p>
          <text:p text:style-name="P21"><text:span text:style-name="T5">semn</text:span>:”-”|”+”</text:p>
        </text:list-header>
      </text:list>
      <text:p text:style-name="P6"><text:tab/></text:p>
      <text:p text:style-name="P6"><text:tab/><text:span text:style-name="T5">String</text:span>: 0 sau mai multe caractere cuprinse intre apostrofuri</text:p>
      <text:p text:style-name="P6"><text:tab/><text:span text:style-name="T5">String:”'”{caracter}'”'”</text:span></text:p>
      <text:p text:style-name="P8"><text:tab/>caracter:litera|cifra</text:p>
      <text:p text:style-name="P6"><text:span text:style-name="T5"><text:tab/></text:span></text:p>
      <text:list xml:id="list41258926" text:continue-numbering="true" text:style-name="WWNum2">
        <text:list-item>
          <text:list>
            <text:list-item>
              <text:list>
                <text:list-header>
                  <text:p text:style-name="P19"><text:s text:c="13"/><text:span text:style-name="T2">Constante:</text:span></text:p>
                </text:list-header>
              </text:list>
            </text:list-item>
          </text:list>
          <text:p text:style-name="P21"><text:span text:style-name="T5">Const</text:span>:numar|real|string</text:p>
        </text:list-item>
      </text:list>
      <text:p text:style-name="P1"/>
      <text:p text:style-name="P1"/>
      <text:p text:style-name="P1"><text:span text:style-name="T2">3.Sintaxa.</text:span> </text:p>
      <text:list xml:id="list2709086639504207415" text:style-name="L1">
        <text:list-item>
          <text:p text:style-name="P14">Reguli sintactice</text:p>
        </text:list-item>
      </text:list>
      <text:p text:style-name="P1"><text:tab/>program = „var” declaratii corp </text:p>
      <text:p text:style-name="P1"><text:tab/>declaratii =arrayDec |dec|declaratii</text:p>
      <text:p text:style-name="P1"><text:tab/>dec= „identificator „:” type „;”</text:p>
      <text:p text:style-name="P1"><text:tab/>arrayDec = identificator „:” type ”[„ numar ”]” „;”</text:p>
      <text:p text:style-name="P1"><text:tab/>type=„real”| „string” |”numar”</text:p>
      <text:p text:style-name="P1"><text:tab/>corp = „begin” lista_instr „end.”</text:p>
      <text:p text:style-name="P1"><text:tab/>lista_instr = instr|instr <text:s/>lista_instr</text:p>
      <text:p text:style-name="P1"><text:tab/>instr = atribuire|read|write|if|while|for|apel</text:p>
      <text:p text:style-name="P1"><text:tab/>atribuire= identificator „=” expresie „;”</text:p>
      <text:p text:style-name="P1"><text:tab/>expresie = constanta|indentificator| expresie operator expresie</text:p>
      <text:p text:style-name="P1"><text:soft-page-break/><text:tab/>read= „read(” identificator „)” „;”</text:p>
      <text:p text:style-name="P1"><text:tab/>write =„write(” identificator „)” „;”</text:p>
      <text:p text:style-name="P1"><text:tab/>if=„if” „(„ conditie <text:s/>„)” „then” „{„</text:p>
      <text:p text:style-name="P1"><text:tab/><text:tab/><text:tab/><text:tab/>lista_instr</text:p>
      <text:p text:style-name="P1"><text:tab/><text:tab/><text:tab/>„};”</text:p>
      <text:p text:style-name="P1"><text:tab/><text:tab/><text:tab/>[„else” <text:s/>„{„ lista_instr „}” ]</text:p>
      <text:p text:style-name="P1"><text:tab/>conditie= (constanta|identificator) relatie (constanta|identificator)</text:p>
      <text:p text:style-name="P1"><text:tab/>while = „while(„ conditie „)” „{„</text:p>
      <text:p text:style-name="P1"><text:tab/><text:tab/><text:tab/><text:tab/>lista_instr</text:p>
      <text:p text:style-name="P1"><text:tab/><text:tab/><text:tab/>„}”<text:tab/></text:p>
      <text:p text:style-name="P1"><text:tab/></text:p>
      <text:p text:style-name="P12">4.Codificare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P</text:p>
          </table:table-cell>
          <table:table-cell table:style-name="Table1.A1" office:value-type="string">
            <text:p text:style-name="P4">Cod</text:p>
          </table:table-cell>
        </table:table-row>
        <table:table-row table:style-name="Table1.1">
          <table:table-cell table:style-name="Table1.A2" office:value-type="string">
            <text:p text:style-name="P4">identificator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4">constanta</text:p>
          </table:table-cell>
          <table:table-cell table:style-name="Table1.B2" office:value-type="float" office:value="1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4">+</text:p>
          </table:table-cell>
          <table:table-cell table:style-name="Table1.B4" office:value-type="float" office:value="2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-</text:p>
          </table:table-cell>
          <table:table-cell table:style-name="Table1.B4" office:value-type="float" office:value="3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4">/</text:p>
          </table:table-cell>
          <table:table-cell table:style-name="Table1.B4" office:value-type="float" office:value="4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4">*</text:p>
          </table:table-cell>
          <table:table-cell table:style-name="Table1.B4" office:value-type="float" office:value="5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4">%</text:p>
          </table:table-cell>
          <table:table-cell table:style-name="Table1.B4" office:value-type="float" office:value="6">
            <text:p text:style-name="P5">6</text:p>
          </table:table-cell>
        </table:table-row>
        <table:table-row table:style-name="Table1.1">
          <table:table-cell table:style-name="Table1.A1" office:value-type="string">
            <text:p text:style-name="P4">&lt;</text:p>
          </table:table-cell>
          <table:table-cell table:style-name="Table1.B4" office:value-type="float" office:value="7">
            <text:p text:style-name="P5">7</text:p>
          </table:table-cell>
        </table:table-row>
        <table:table-row table:style-name="Table1.1">
          <table:table-cell table:style-name="Table1.A1" office:value-type="string">
            <text:p text:style-name="P4">&gt;</text:p>
          </table:table-cell>
          <table:table-cell table:style-name="Table1.B4" office:value-type="float" office:value="8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4">!</text:p>
          </table:table-cell>
          <table:table-cell table:style-name="Table1.B4" office:value-type="float" office:value="9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4">=</text:p>
          </table:table-cell>
          <table:table-cell table:style-name="Table1.B4" office:value-type="float" office:value="10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4">;</text:p>
          </table:table-cell>
          <table:table-cell table:style-name="Table1.B4" office:value-type="float" office:value="11">
            <text:p text:style-name="P5">11</text:p>
          </table:table-cell>
        </table:table-row>
        <table:table-row table:style-name="Table1.1">
          <table:table-cell table:style-name="Table1.A1" office:value-type="string">
            <text:p text:style-name="P4">(</text:p>
          </table:table-cell>
          <table:table-cell table:style-name="Table1.B4" office:value-type="float" office:value="12">
            <text:p text:style-name="P5">12</text:p>
          </table:table-cell>
        </table:table-row>
        <table:table-row table:style-name="Table1.1">
          <table:table-cell table:style-name="Table1.A1" office:value-type="string">
            <text:p text:style-name="P4">)</text:p>
          </table:table-cell>
          <table:table-cell table:style-name="Table1.B4" office:value-type="float" office:value="13">
            <text:p text:style-name="P5">13</text:p>
          </table:table-cell>
        </table:table-row>
        <table:table-row table:style-name="Table1.1">
          <table:table-cell table:style-name="Table1.A1" office:value-type="string">
            <text:p text:style-name="P4">{</text:p>
          </table:table-cell>
          <table:table-cell table:style-name="Table1.B4" office:value-type="float" office:value="14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}</text:p>
          </table:table-cell>
          <table:table-cell table:style-name="Table1.B4" office:value-type="float" office:value="15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4">[</text:p>
          </table:table-cell>
          <table:table-cell table:style-name="Table1.B4" office:value-type="float" office:value="16">
            <text:p text:style-name="P5">16</text:p>
          </table:table-cell>
        </table:table-row>
        <table:table-row table:style-name="Table1.1">
          <table:table-cell table:style-name="Table1.A1" office:value-type="string">
            <text:p text:style-name="P4">]</text:p>
          </table:table-cell>
          <table:table-cell table:style-name="Table1.B4" office:value-type="float" office:value="17">
            <text:p text:style-name="P5">17</text:p>
          </table:table-cell>
        </table:table-row>
        <table:table-row table:style-name="Table1.1">
          <table:table-cell table:style-name="Table1.A2" office:value-type="string">
            <text:p text:style-name="P4">:</text:p>
          </table:table-cell>
          <table:table-cell table:style-name="Table1.B2" office:value-type="float" office:value="18">
            <text:p text:style-name="P5">18</text:p>
          </table:table-cell>
        </table:table-row>
        <table:table-row table:style-name="Table1.1">
          <table:table-cell table:style-name="Table1.A2" office:value-type="string">
            <text:p text:style-name="P4">.</text:p>
          </table:table-cell>
          <table:table-cell table:style-name="Table1.B2" office:value-type="float" office:value="19">
            <text:p text:style-name="P5">19</text:p>
          </table:table-cell>
        </table:table-row>
        <table:table-row table:style-name="Table1.1">
          <table:table-cell table:style-name="Table1.A1" office:value-type="string">
            <text:p text:style-name="P4">endlinie</text:p>
          </table:table-cell>
          <table:table-cell table:style-name="Table1.B4" office:value-type="float" office:value="20">
            <text:p text:style-name="P5">20</text:p>
          </table:table-cell>
        </table:table-row>
        <table:table-row table:style-name="Table1.1">
          <table:table-cell table:style-name="Table1.A1" office:value-type="string">
            <text:p text:style-name="P4">spatiu</text:p>
          </table:table-cell>
          <table:table-cell table:style-name="Table1.B4" office:value-type="float" office:value="21">
            <text:p text:style-name="P5">21</text:p>
          </table:table-cell>
        </table:table-row>
        <table:table-row table:style-name="Table1.1">
          <table:table-cell table:style-name="Table1.A1" office:value-type="string">
            <text:p text:style-name="P4">read</text:p>
          </table:table-cell>
          <table:table-cell table:style-name="Table1.B4" office:value-type="float" office:value="22">
            <text:p text:style-name="P5">22</text:p>
          </table:table-cell>
        </table:table-row>
        <table:table-row table:style-name="Table1.1">
          <table:table-cell table:style-name="Table1.A1" office:value-type="string">
            <text:p text:style-name="P4">write</text:p>
          </table:table-cell>
          <table:table-cell table:style-name="Table1.B4" office:value-type="float" office:value="23">
            <text:p text:style-name="P5">23</text:p>
          </table:table-cell>
        </table:table-row>
        <table:table-row table:style-name="Table1.1">
          <table:table-cell table:style-name="Table1.A1" office:value-type="string">
            <text:p text:style-name="P4">if</text:p>
          </table:table-cell>
          <table:table-cell table:style-name="Table1.B4" office:value-type="float" office:value="24">
            <text:p text:style-name="P5">24</text:p>
          </table:table-cell>
        </table:table-row>
        <table:table-row table:style-name="Table1.1">
          <table:table-cell table:style-name="Table1.A1" office:value-type="string">
            <text:p text:style-name="P4">else</text:p>
          </table:table-cell>
          <table:table-cell table:style-name="Table1.B4" office:value-type="float" office:value="25">
            <text:p text:style-name="P5">25</text:p>
          </table:table-cell>
        </table:table-row>
        <table:table-row table:style-name="Table1.1">
          <table:table-cell table:style-name="Table1.A2" office:value-type="string">
            <text:p text:style-name="P4">then</text:p>
          </table:table-cell>
          <table:table-cell table:style-name="Table1.B2" office:value-type="float" office:value="26">
            <text:p text:style-name="P5">26</text:p>
          </table:table-cell>
        </table:table-row>
        <table:table-row table:style-name="Table1.1">
          <table:table-cell table:style-name="Table1.A1" office:value-type="string">
            <text:p text:style-name="P4">while</text:p>
          </table:table-cell>
          <table:table-cell table:style-name="Table1.B4" office:value-type="float" office:value="27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4">real</text:p>
          </table:table-cell>
          <table:table-cell table:style-name="Table1.B4" office:value-type="float" office:value="28">
            <text:p text:style-name="P5">28</text:p>
          </table:table-cell>
        </table:table-row>
        <table:table-row table:style-name="Table1.1">
          <table:table-cell table:style-name="Table1.A1" office:value-type="string">
            <text:p text:style-name="P4">numar</text:p>
          </table:table-cell>
          <table:table-cell table:style-name="Table1.B4" office:value-type="float" office:value="29">
            <text:p text:style-name="P5">29</text:p>
          </table:table-cell>
        </table:table-row>
        <table:table-row table:style-name="Table1.1">
          <table:table-cell table:style-name="Table1.A1" office:value-type="string">
            <text:p text:style-name="P4">String</text:p>
          </table:table-cell>
          <table:table-cell table:style-name="Table1.B4" office:value-type="float" office:value="30">
            <text:p text:style-name="P5">30</text:p>
          </table:table-cell>
        </table:table-row>
        <table:table-row table:style-name="Table1.1">
          <table:table-cell table:style-name="Table1.A1" office:value-type="string">
            <text:p text:style-name="P4">Array</text:p>
          </table:table-cell>
          <table:table-cell table:style-name="Table1.B4" office:value-type="float" office:value="31">
            <text:p text:style-name="P5">31</text:p>
          </table:table-cell>
        </table:table-row>
        <table:table-row table:style-name="Table1.1">
          <table:table-cell table:style-name="Table1.A1" office:value-type="string">
            <text:p text:style-name="P4">Var</text:p>
          </table:table-cell>
          <table:table-cell table:style-name="Table1.B4" office:value-type="float" office:value="32">
            <text:p text:style-name="P5">32</text:p>
          </table:table-cell>
        </table:table-row>
        <table:table-row table:style-name="Table1.1">
          <table:table-cell table:style-name="Table1.A1" office:value-type="string">
            <text:p text:style-name="P4">begin</text:p>
          </table:table-cell>
          <table:table-cell table:style-name="Table1.B4" office:value-type="float" office:value="33">
            <text:p text:style-name="P5">33</text:p>
          </table:table-cell>
        </table:table-row>
        <text:soft-page-break/>
        <table:table-row table:style-name="Table1.1">
          <table:table-cell table:style-name="Table1.A1" office:value-type="string">
            <text:p text:style-name="P4">end</text:p>
          </table:table-cell>
          <table:table-cell table:style-name="Table1.B4" office:value-type="float" office:value="34">
            <text:p text:style-name="P5">3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o" fo:country="RO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2.466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4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96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9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46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9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4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82in" fo:margin-left="0.9839in" fo:margin-right="0.6882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pescu Mihai</meta:initial-creator>
    <dc:creator>Bocsa  Mirela</dc:creator>
    <meta:editing-cycles>36</meta:editing-cycles>
    <meta:creation-date>2015-10-20T11:10:00</meta:creation-date>
    <dc:date>2018-10-14T21:04:57.92</dc:date>
    <meta:editing-duration>PT3H55M28S</meta:editing-duration>
    <meta:generator>OpenOffice/4.1.5$Win32 OpenOffice.org_project/415m1$Build-9789</meta:generator>
    <meta:document-statistic meta:table-count="1" meta:image-count="0" meta:object-count="0" meta:page-count="3" meta:paragraph-count="124" meta:word-count="284" meta:character-count="20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